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users.first_name as first_name, users.last_name as last_name, users2.first_name as friend_first_name, users2.last_name as friend_last_name FROM users<text:line-break/>JOIN friendships ON users.id = friendships.user_id<text:line-break/>LEFT JOIN users as users2 ON users2.id = friendships.friend_id;</text:p>
      <text:p text:style-name="Standard"/>
      <text:p text:style-name="Standard">SELECT users.first_name as first_name, users.last_name as last_name, users2.first_name as friend_first_name, users2.last_name as friend_last_name FROM users<text:line-break/>JOIN friendships ON users.id = friendships.user_id<text:line-break/>LEFT JOIN users as users2 ON users2.id = friendships.friend_id<text:line-break/>WHERE users.id = 1;</text:p>
      <text:p text:style-name="Standard"/>
      <text:p text:style-name="Standard">SELECT COUNT(*) as num_of_friendships FROM friendships;</text:p>
      <text:p text:style-name="Standard"/>
      <text:p text:style-name="Standard">SELECT user_id, users.first_name, users.last_name, count(user_id) as num_of_friends from friendships</text:p>
      <text:p text:style-name="Standard">JOIN users ON users.id = friendships.user_id</text:p>
      <text:p text:style-name="Standard">GROUP BY user_id</text:p>
      <text:p text:style-name="Standard">ORDER BY num_of_friends DESC</text:p>
      <text:p text:style-name="Standard">LIMIT 1;</text:p>
      <text:p text:style-name="Standard"/>
      <text:p text:style-name="Standard">SELECT users2.first_name as first_name, users2.last_name as last_name, users.first_name as friends_with FROM users</text:p>
      <text:p text:style-name="Standard">JOIN friendships ON users.id = friendships.user_id</text:p>
      <text:p text:style-name="Standard">LEFT JOIN users as users2 ON users2.id = friendships.friend_id</text:p>
      <text:p text:style-name="Standard">WHERE users.id = 3</text:p>
      <text:p text:style-name="Standard">ORDER BY first_nam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22-12-08T19:01:30.52</meta:creation-date>
    <meta:document-statistic meta:table-count="0" meta:image-count="0" meta:object-count="0" meta:page-count="1" meta:paragraph-count="13" meta:word-count="128" meta:character-count="1076"/>
    <dc:date>2022-12-08T20:33:07.22</dc:date>
    <dc:creator>Patrick </dc:creator>
    <meta:editing-duration>PT1M26S</meta:editing-duration>
    <meta:editing-cycles>1</meta:editing-cycles>
    <meta:generator>OpenOffice/4.1.13$Win32 OpenOffice.org_project/4113m1$Build-9810</meta:generator>
  </office:meta>
</office:document-meta>
</file>